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_iflag</text:p>
          </table:table-cell>
          <table:table-cell table:number-columns-repeated="3"/>
          <table:table-cell office:value-type="string" calcext:value-type="string">
            <text:p>c_oflag</text:p>
          </table:table-cell>
          <table:table-cell table:number-columns-repeated="3"/>
          <table:table-cell office:value-type="string" calcext:value-type="string">
            <text:p>c_cfla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GNBRK</text:p>
          </table:table-cell>
          <table:table-cell table:style-name="ce1" table:formula="of:=DEC2HEX(2^[.A2])" office:value-type="string" office:string-value="1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POST</text:p>
          </table:table-cell>
          <table:table-cell table:formula="of:=DEC2OCT(2^[.E2])" office:value-type="string" office:string-value="1" calcext:value-type="string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STOPB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KINT</text:p>
          </table:table-cell>
          <table:table-cell table:style-name="ce1" table:formula="of:=DEC2HEX(2^[.A3])" office:value-type="string" office:string-value="2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LCUC</text:p>
          </table:table-cell>
          <table:table-cell table:formula="of:=DEC2OCT(2^[.E3])" office:value-type="string" office:string-value="2" calcext:value-type="string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EAD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GNPAR</text:p>
          </table:table-cell>
          <table:table-cell table:style-name="ce2" table:formula="of:=DEC2HEX(2^[.A4])" office:value-type="string" office:string-value="4" calcext:value-type="string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CR</text:p>
          </table:table-cell>
          <table:table-cell table:formula="of:=DEC2OCT(2^[.E4])" office:value-type="string" office:string-value="4" calcext:value-type="string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RENB</text:p>
          </table:table-cell>
          <table:table-cell table:style-name="ce3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MRK</text:p>
          </table:table-cell>
          <table:table-cell table:style-name="ce1" table:formula="of:=DEC2HEX(2^[.A5])" office:value-type="string" office:string-value="10" calcext:value-type="string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CRNL</text:p>
          </table:table-cell>
          <table:table-cell table:formula="of:=DEC2OCT(2^[.E5])" office:value-type="string" office:string-value="20" calcext:value-type="string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ARODD</text:p>
          </table:table-cell>
          <table:table-cell table:style-name="ce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PCK</text:p>
          </table:table-cell>
          <table:table-cell table:style-name="ce1" table:formula="of:=DEC2HEX(2^[.A6])" office:value-type="string" office:string-value="20" calcext:value-type="string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OCR</text:p>
          </table:table-cell>
          <table:table-cell table:formula="of:=DEC2OCT(2^[.E6])" office:value-type="string" office:string-value="40" calcext:value-type="string">
            <text:p>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UPCL</text:p>
          </table:table-cell>
          <table:table-cell table:style-name="ce3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TRIP</text:p>
          </table:table-cell>
          <table:table-cell table:style-name="ce1" table:formula="of:=DEC2HEX(2^[.A7])" office:value-type="string" office:string-value="40" calcext:value-type="string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LRET</text:p>
          </table:table-cell>
          <table:table-cell table:formula="of:=DEC2OCT(2^[.E7])" office:value-type="string" office:string-value="100" calcext:value-type="string">
            <text:p>1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LOCAL</text:p>
          </table:table-cell>
          <table:table-cell table:style-name="ce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LCR</text:p>
          </table:table-cell>
          <table:table-cell table:style-name="ce1" table:formula="of:=DEC2HEX(2^[.A8])" office:value-type="string" office:string-value="100" calcext:value-type="string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FILL</text:p>
          </table:table-cell>
          <table:table-cell table:formula="of:=DEC2OCT(2^[.E8])" office:value-type="string" office:string-value="400" calcext:value-type="string">
            <text:p>4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BAUDEX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GNCR</text:p>
          </table:table-cell>
          <table:table-cell table:style-name="ce2" table:formula="of:=DEC2HEX(2^[.A9])" office:value-type="string" office:string-value="200" calcext:value-type="string">
            <text:p>20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FDEL</text:p>
          </table:table-cell>
          <table:table-cell table:formula="of:=DEC2OCT(2^[.E9])" office:value-type="string" office:string-value="1000" calcext:value-type="string">
            <text:p>1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MSPAR</text:p>
          </table:table-cell>
          <table:table-cell office:value-type="float" office:value="10000000000" calcext:value-type="float">
            <text:p>10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RNL</text:p>
          </table:table-cell>
          <table:table-cell table:style-name="ce1" table:formula="of:=DEC2HEX(2^[.A10])" office:value-type="string" office:string-value="400" calcext:value-type="string">
            <text:p>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LDLY</text:p>
          </table:table-cell>
          <table:table-cell table:formula="of:=DEC2OCT(2^[.E10])" office:value-type="string" office:string-value="2000" calcext:value-type="string">
            <text:p>2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RTSCTS</text:p>
          </table:table-cell>
          <table:table-cell office:value-type="float" office:value="20000000000" calcext:value-type="float">
            <text:p>2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UCLC</text:p>
          </table:table-cell>
          <table:table-cell table:style-name="ce1" table:formula="of:=DEC2HEX(2^[.A11])" office:value-type="string" office:string-value="1000" calcext:value-type="string">
            <text:p>1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R1</text:p>
          </table:table-cell>
          <table:table-cell table:formula="of:=DEC2OCT(2^[.E11])" office:value-type="string" office:string-value="10000" calcext:value-type="string">
            <text:p>100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XON</text:p>
          </table:table-cell>
          <table:table-cell table:style-name="ce1" table:formula="of:=DEC2HEX(2^[.A12])" office:value-type="string" office:string-value="2000" calcext:value-type="string">
            <text:p>2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R2</text:p>
          </table:table-cell>
          <table:table-cell table:formula="of:=DEC2OCT(2^[.E12])" office:value-type="string" office:string-value="20000" calcext:value-type="string">
            <text:p>20000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XANY</text:p>
          </table:table-cell>
          <table:table-cell table:style-name="ce1" table:formula="of:=DEC2HEX(2^[.A13])" office:value-type="string" office:string-value="4000" calcext:value-type="string">
            <text:p>4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B1</text:p>
          </table:table-cell>
          <table:table-cell table:formula="of:=DEC2OCT(2^[.E13])" office:value-type="string" office:string-value="40000" calcext:value-type="string">
            <text:p>40000</text:p>
          </table:table-cell>
          <table:table-cell table:number-columns-repeated="2"/>
          <table:table-cell office:value-type="string" calcext:value-type="string">
            <text:p>B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XOFF</text:p>
          </table:table-cell>
          <table:table-cell table:style-name="ce3" table:formula="of:=DEC2HEX(2^[.A14])" office:value-type="string" office:string-value="10000" calcext:value-type="string">
            <text:p>1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B2</text:p>
          </table:table-cell>
          <table:table-cell table:formula="of:=DEC2OCT(2^[.E14])" office:value-type="string" office:string-value="200000" calcext:value-type="string">
            <text:p>200000</text:p>
          </table:table-cell>
          <table:table-cell table:number-columns-repeated="2"/>
          <table:table-cell office:value-type="string" calcext:value-type="string">
            <text:p>B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AXBEL</text:p>
          </table:table-cell>
          <table:table-cell table:style-name="ce3" table:formula="of:=DEC2HEX(2^[.A15])" office:value-type="string" office:string-value="20000" calcext:value-type="string">
            <text:p>2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SDLY</text:p>
          </table:table-cell>
          <table:table-cell table:formula="of:=DEC2OCT(2^[.E15])" office:value-type="string" office:string-value="400000" calcext:value-type="string">
            <text:p>400000</text:p>
          </table:table-cell>
          <table:table-cell table:number-columns-repeated="2"/>
          <table:table-cell office:value-type="string" calcext:value-type="string">
            <text:p>B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UTF8</text:p>
          </table:table-cell>
          <table:table-cell table:style-name="ce3" table:formula="of:=DEC2HEX(2^[.A16])" office:value-type="string" office:string-value="40000" calcext:value-type="string">
            <text:p>4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TDLY</text:p>
          </table:table-cell>
          <table:table-cell table:formula="of:=DEC2OCT(2^[.E16])" office:value-type="string" office:string-value="1000000" calcext:value-type="string">
            <text:p>1000000</text:p>
          </table:table-cell>
          <table:table-cell table:number-columns-repeated="2"/>
          <table:table-cell office:value-type="string" calcext:value-type="string">
            <text:p>B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FFDLY</text:p>
          </table:table-cell>
          <table:table-cell table:formula="of:=DEC2OCT(2^[.E17])" office:value-type="string" office:string-value="4000000" calcext:value-type="string">
            <text:p>4000000</text:p>
          </table:table-cell>
          <table:table-cell table:number-columns-repeated="2"/>
          <table:table-cell office:value-type="string" calcext:value-type="string">
            <text:p>B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300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_lflag</text:p>
          </table:table-cell>
          <table:table-cell table:number-columns-repeated="7"/>
          <table:table-cell office:value-type="string" calcext:value-type="string">
            <text:p>B6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IG</text:p>
          </table:table-cell>
          <table:table-cell table:formula="of:=DEC2HEX(2^[.A21])" office:value-type="string" office:string-value="1" calcext:value-type="string">
            <text:p>1</text:p>
          </table:table-cell>
          <table:table-cell table:number-columns-repeated="6"/>
          <table:table-cell office:value-type="string" calcext:value-type="string">
            <text:p>B1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ANON</text:p>
          </table:table-cell>
          <table:table-cell table:formula="of:=DEC2HEX(2^[.A22])" office:value-type="string" office:string-value="2" calcext:value-type="string">
            <text:p>2</text:p>
          </table:table-cell>
          <table:table-cell table:number-columns-repeated="6"/>
          <table:table-cell office:value-type="string" calcext:value-type="string">
            <text:p>B1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CASE</text:p>
          </table:table-cell>
          <table:table-cell table:formula="of:=DEC2HEX(2^[.A23])" office:value-type="string" office:string-value="4" calcext:value-type="string">
            <text:p>4</text:p>
          </table:table-cell>
          <table:table-cell table:number-columns-repeated="6"/>
          <table:table-cell office:value-type="string" calcext:value-type="string">
            <text:p>B2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HO</text:p>
          </table:table-cell>
          <table:table-cell table:formula="of:=DEC2HEX(2^[.A24])" office:value-type="string" office:string-value="10" calcext:value-type="string">
            <text:p>10</text:p>
          </table:table-cell>
          <table:table-cell table:number-columns-repeated="6"/>
          <table:table-cell office:value-type="string" calcext:value-type="string">
            <text:p>B48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HOE</text:p>
          </table:table-cell>
          <table:table-cell table:formula="of:=DEC2HEX(2^[.A25])" office:value-type="string" office:string-value="20" calcext:value-type="string">
            <text:p>20</text:p>
          </table:table-cell>
          <table:table-cell table:number-columns-repeated="6"/>
          <table:table-cell office:value-type="string" calcext:value-type="string">
            <text:p>B9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HOK</text:p>
          </table:table-cell>
          <table:table-cell table:formula="of:=DEC2HEX(2^[.A26])" office:value-type="string" office:string-value="40" calcext:value-type="string">
            <text:p>40</text:p>
          </table:table-cell>
          <table:table-cell table:number-columns-repeated="6"/>
          <table:table-cell office:value-type="string" calcext:value-type="string">
            <text:p>B192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HONL</text:p>
          </table:table-cell>
          <table:table-cell table:formula="of:=DEC2HEX(2^[.A27])" office:value-type="string" office:string-value="100" calcext:value-type="string">
            <text:p>100</text:p>
          </table:table-cell>
          <table:table-cell table:number-columns-repeated="6"/>
          <table:table-cell table:style-name="ce2" office:value-type="string" calcext:value-type="string">
            <text:p>B3840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FLSH</text:p>
          </table:table-cell>
          <table:table-cell table:formula="of:=DEC2HEX(2^[.A28])" office:value-type="string" office:string-value="200" calcext:value-type="string">
            <text:p>200</text:p>
          </table:table-cell>
          <table:table-cell table:number-columns-repeated="6"/>
          <table:table-cell office:value-type="string" calcext:value-type="string">
            <text:p>CSIZ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STOP</text:p>
          </table:table-cell>
          <table:table-cell table:formula="of:=DEC2HEX(2^[.A29])" office:value-type="string" office:string-value="400" calcext:value-type="string">
            <text:p>400</text:p>
          </table:table-cell>
          <table:table-cell table:number-columns-repeated="6"/>
          <table:table-cell office:value-type="string" calcext:value-type="string">
            <text:p>CS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HOCTL</text:p>
          </table:table-cell>
          <table:table-cell table:formula="of:=DEC2HEX(2^[.A30])" office:value-type="string" office:string-value="1000" calcext:value-type="string">
            <text:p>1000</text:p>
          </table:table-cell>
          <table:table-cell table:number-columns-repeated="6"/>
          <table:table-cell office:value-type="string" calcext:value-type="string">
            <text:p>CS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HOPRT</text:p>
          </table:table-cell>
          <table:table-cell table:formula="of:=DEC2HEX(2^[.A31])" office:value-type="string" office:string-value="2000" calcext:value-type="string">
            <text:p>2000</text:p>
          </table:table-cell>
          <table:table-cell table:number-columns-repeated="6"/>
          <table:table-cell office:value-type="string" calcext:value-type="string">
            <text:p>CS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HOKE</text:p>
          </table:table-cell>
          <table:table-cell table:formula="of:=DEC2HEX(2^[.A32])" office:value-type="string" office:string-value="4000" calcext:value-type="string">
            <text:p>4000</text:p>
          </table:table-cell>
          <table:table-cell table:number-columns-repeated="6"/>
          <table:table-cell table:style-name="ce2" office:value-type="string" calcext:value-type="string">
            <text:p>CS8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USHO</text:p>
          </table:table-cell>
          <table:table-cell table:formula="of:=DEC2HEX(2^[.A33]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ENDIN</text:p>
          </table:table-cell>
          <table:table-cell table:formula="of:=DEC2HEX(2^[.A34])" office:value-type="string" office:string-value="40000" calcext:value-type="string">
            <text:p>40000</text:p>
          </table:table-cell>
          <table:table-cell table:number-columns-repeated="6"/>
          <table:table-cell office:value-type="string" calcext:value-type="string">
            <text:p>B57600</text:p>
          </table:table-cell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EXTEN</text:p>
          </table:table-cell>
          <table:table-cell table:formula="of:=DEC2HEX(2^[.A35])" office:value-type="string" office:string-value="100000" calcext:value-type="string">
            <text:p>100000</text:p>
          </table:table-cell>
          <table:table-cell table:number-columns-repeated="6"/>
          <table:table-cell office:value-type="string" calcext:value-type="string">
            <text:p>B115200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TPROC</text:p>
          </table:table-cell>
          <table:table-cell table:formula="of:=DEC2HEX(2^[.A36])" office:value-type="string" office:string-value="200000" calcext:value-type="string">
            <text:p>200000</text:p>
          </table:table-cell>
          <table:table-cell table:number-columns-repeated="6"/>
          <table:table-cell office:value-type="string" calcext:value-type="string">
            <text:p>B230400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460800</text:p>
          </table:table-cell>
          <table:table-cell office:value-type="float" office:value="10004" calcext:value-type="float">
            <text:p>1000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500000</text:p>
          </table:table-cell>
          <table:table-cell office:value-type="float" office:value="10005" calcext:value-type="float">
            <text:p>1000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576000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921600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1000000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1152000</text:p>
          </table:table-cell>
          <table:table-cell office:value-type="float" office:value="10011" calcext:value-type="float">
            <text:p>100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1500000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2000000</text:p>
          </table:table-cell>
          <table:table-cell office:value-type="float" office:value="10013" calcext:value-type="float">
            <text:p>100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2500000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3000000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3500000</text:p>
          </table:table-cell>
          <table:table-cell office:value-type="float" office:value="10016" calcext:value-type="float">
            <text:p>100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4000000</text:p>
          </table:table-cell>
          <table:table-cell office:value-type="float" office:value="10017" calcext:value-type="float">
            <text:p>100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IBAUD</text:p>
          </table:table-cell>
          <table:table-cell office:value-type="float" office:value="2003600000" calcext:value-type="float">
            <text:p>20036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07:40:34.981000000</meta:creation-date>
    <dc:date>2018-06-15T17:16:58.206000000</dc:date>
    <meta:editing-duration>PT7H58M59S</meta:editing-duration>
    <meta:editing-cycles>1</meta:editing-cycles>
    <meta:document-statistic meta:table-count="1" meta:cell-count="246" meta:object-count="0"/>
    <meta:generator>LibreOffice/5.3.7.2$Windows_X86_64 LibreOffice_project/6b8ed514a9f8b44d37a1b96673cbbdd077e24059</meta:generator>
  </office:meta>
</office:document-meta>
</file>